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5PDroidSans" svg:font-family="H5PDroidSans, sans-serif"/>
    <style:font-face style:name="Tahoma1" svg:font-family="Tahoma"/>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2pt" style:font-size-asian="12pt" style:font-size-complex="12pt"/>
    </style:style>
    <style:style style:name="P2" style:family="paragraph" style:parent-style-name="Preformatted_20_Text">
      <style:text-properties fo:font-variant="normal" fo:text-transform="none" fo:color="#202124" style:font-name="Arial" fo:font-size="12pt" fo:letter-spacing="normal" fo:language="de" fo:country="DE" fo:font-style="normal" fo:font-weight="normal" style:font-size-asian="12pt" style:font-size-complex="12pt"/>
    </style:style>
    <style:style style:name="P3" style:family="paragraph" style:parent-style-name="Preformatted_20_Text">
      <style:paragraph-properties fo:margin-left="0cm" fo:margin-right="0cm" fo:margin-top="0cm" fo:margin-bottom="0cm" style:line-height-at-least="0.953cm" fo:text-align="start" style:justify-single-word="false" fo:orphans="2" fo:widows="2" fo:text-indent="0cm" style:auto-text-indent="false" fo:background-color="#f8f9fa" fo:padding="0cm" fo:border="none" style:writing-mode="lr-tb">
        <style:background-image/>
      </style:paragraph-properties>
      <style:text-properties fo:font-variant="normal" fo:text-transform="none" fo:color="#202124" style:font-name="Arial" fo:font-size="12pt" fo:letter-spacing="normal" fo:language="de" fo:country="DE" fo:font-style="normal" fo:font-weight="normal" style:font-size-asian="12pt" style:font-size-complex="12pt"/>
    </style:style>
    <style:style style:name="P4" style:family="paragraph" style:parent-style-name="Preformatted_20_Text">
      <style:paragraph-properties fo:margin-top="0cm" fo:margin-bottom="0cm" style:line-height-at-least="0.953cm" fo:text-align="start" style:justify-single-word="false" fo:orphans="2" fo:widows="2" fo:background-color="#f8f9fa" fo:padding="0cm" fo:border="none" style:writing-mode="lr-tb">
        <style:background-image/>
      </style:paragraph-properties>
      <style:text-properties fo:font-variant="normal" fo:text-transform="none" fo:color="#202124" style:font-name="Arial" fo:font-size="12pt" fo:letter-spacing="normal" fo:language="de" fo:country="DE" fo:font-style="normal" fo:font-weight="normal" style:font-size-asian="12pt" style:font-size-complex="12pt"/>
    </style:style>
    <style:style style:name="P5" style:family="paragraph" style:parent-style-name="Preformatted_20_Text">
      <style:paragraph-properties fo:margin-top="0cm" fo:margin-bottom="0cm" style:line-height-at-least="0.953cm" fo:text-align="start" style:justify-single-word="false" fo:orphans="2" fo:widows="2" fo:background-color="#f8f9fa" fo:padding="0cm" fo:border="none" style:writing-mode="lr-tb">
        <style:background-image/>
      </style:paragraph-properties>
      <style:text-properties style:font-name="Arial" fo:font-size="12pt" style:font-size-asian="12pt" style:font-size-complex="12pt"/>
    </style:style>
    <style:style style:name="T1" style:family="text">
      <style:text-properties fo:font-variant="normal" fo:text-transform="none" fo:color="#202124" fo:letter-spacing="normal" fo:language="de" fo:country="DE" fo:font-style="normal" fo:font-weight="normal"/>
    </style:style>
    <style:style style:name="T2" style:family="text">
      <style:text-properties fo:font-variant="normal" fo:text-transform="none" fo:color="#202124" style:font-name="inherit" fo:font-size="21pt" fo:letter-spacing="normal" fo:language="de" fo:country="DE" fo:font-style="normal" fo:font-weight="normal" style:font-size-asian="12pt" style:font-size-complex="12pt"/>
    </style:style>
    <style:style style:name="T3" style:family="text">
      <style:text-properties fo:font-variant="normal" fo:text-transform="none" fo:color="#202124" fo:font-size="21pt" fo:letter-spacing="normal" fo:language="de" fo:country="DE" fo:font-style="normal" fo:font-weight="normal" style:font-size-asian="12pt" style:font-size-complex="12pt"/>
    </style:style>
    <style:style style:name="T4" style:family="text">
      <style:text-properties fo:font-variant="normal" fo:text-transform="none" fo:color="#202124" style:font-name="Arial" fo:font-size="21pt" fo:letter-spacing="normal" fo:language="de" fo:country="DE" fo:font-style="normal" fo:font-weight="normal" style:font-size-asian="12pt" style:font-size-complex="12pt"/>
    </style:style>
    <style:style style:name="T5" style:family="text">
      <style:text-properties fo:font-variant="normal" fo:text-transform="none" fo:color="#202124" style:font-name="Arial" fo:letter-spacing="normal" fo:language="de" fo:country="DE" fo:font-style="normal" fo:font-weight="normal"/>
    </style:style>
    <style:style style:name="T6" style:family="text">
      <style:text-properties fo:font-variant="normal" fo:text-transform="none" fo:color="#202124" style:font-name="Arial" fo:font-size="12pt" fo:letter-spacing="normal" fo:language="de" fo:country="DE" fo:font-style="normal" fo:font-weight="normal" style:font-size-asian="12pt" style:font-size-complex="12pt"/>
    </style:style>
    <style:style style:name="T7" style:family="text">
      <style:text-properties fo:font-variant="normal" fo:text-transform="none" fo:color="#00c1f1" style:font-name="H5PDroidSans" fo:font-size="12pt" fo:letter-spacing="normal" fo:language="de" fo:country="DE" fo:font-style="normal" style:font-size-asian="12pt" style:font-size-complex="12pt"/>
    </style:style>
    <style:style style:name="T8" style:family="text">
      <style:text-properties fo:font-variant="normal" fo:text-transform="none" fo:color="#00c1f1" fo:font-size="12pt" fo:letter-spacing="normal" fo:language="de" fo:country="DE" fo:font-style="normal" style:font-size-asian="12pt" style:font-size-complex="12pt"/>
    </style:style>
    <style:style style:name="T9" style:family="text">
      <style:text-properties fo:font-variant="normal" fo:text-transform="none" fo:color="#00c1f1" style:font-name="Arial" fo:font-size="12pt" fo:letter-spacing="normal" fo:language="de" fo:country="DE" fo:font-style="normal" style:font-size-asian="12pt" style:font-size-complex="12pt"/>
    </style:style>
    <style:style style:name="T10" style:family="text">
      <style:text-properties fo:font-variant="normal" fo:text-transform="none" fo:color="#00c1f1" style:font-name="Arial" fo:letter-spacing="normal" fo:language="de" fo:country="DE" fo:font-style="normal"/>
    </style:style>
    <style:style style:name="T11" style:family="text">
      <style:text-properties fo:font-variant="normal" fo:text-transform="none" fo:color="#111111" style:font-name="Arial" fo:font-size="12pt" fo:letter-spacing="normal" fo:language="de" fo:country="DE" fo:font-style="normal" style:font-size-asian="12pt" style:font-size-complex="12pt"/>
    </style:style>
    <style:style style:name="T12" style:family="text">
      <style:text-properties fo:font-variant="normal" fo:text-transform="none" fo:color="#111111" style:font-name="Arial" fo:font-size="12pt" fo:letter-spacing="normal" fo:language="de" fo:country="DE" fo:font-style="normal" fo:font-weight="normal" style:font-size-asian="12pt" style:font-size-complex="12pt"/>
    </style:style>
    <style:style style:name="T13" style:family="text">
      <style:text-properties fo:font-variant="normal" fo:text-transform="none" fo:color="#000000" style:font-name="Arial" fo:font-size="12pt" fo:letter-spacing="normal" fo:language="de" fo:country="DE" fo:font-style="normal" style:font-size-asian="12pt" style:font-size-complex="12pt"/>
    </style:style>
    <style:style style:name="T14" style:family="text">
      <style:text-properties fo:color="#00c1f1" style:font-name="H5PDroidSans" fo:font-size="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tw-target-text"/>Da CISCO der meistgenutzte Anbieter von Netzwerkausrüstung ist, werden wir einige ihrer Geräte in den folgenden Laboren verwenden:</text:p>
      <text:p text:style-name="P5"><text:span text:style-name="T1">Labor 1: Überblick über das Packet Tracer-Programm</text:span></text:p>
      <text:p text:style-name="P5"><text:span text:style-name="T1">Übung 2: Führen Sie eine Grundkonfiguration des CISCO-Switches durch</text:span></text:p>
      <text:p text:style-name="P5"><text:span text:style-name="T1">Übung 3: Verwaltungsfunktionen konfigurieren</text:span></text:p>
      <text:p text:style-name="P5"><text:span text:style-name="T1">Übung 4: VLANs konfigurieren</text:span></text:p>
      <text:p text:style-name="P5"><text:span text:style-name="T1">Übung 5: Trunks konfigurieren</text:span></text:p>
      <text:p text:style-name="P1"/>
      <text:p text:style-name="P1"/>
      <text:p text:style-name="P1">What is CISCO Tracer?</text:p>
      <text:p text:style-name="P2"><text:bookmark text:name="tw-target-text1"/>Cisco Packet Tracer ist ein Netzwerksimulationstool, mit dem Benutzer das Entwerfen, Erstellen, Untersuchen und Beheben von Netzwerkproblemen üben können. Packet Tracer umfasst Simulationen von Netzwerken mit verschiedenen Geräten wie Computern, Routern, Switches usw. Mithilfe einer simulierten Befehlszeilenschnittstelle können Benutzer die Konfiguration von Routern und Switches üben.</text:p>
      <text:p text:style-name="P5"><text:span text:style-name="T1">Packet Tracer funktioniert mit den meisten Betriebssystemen, es ist nicht kostenlos, verfügt aber über einen Gast-Login, der uns die Nutzung ermöglicht.</text:span></text:p>
      <text:p text:style-name="P1"/>
      <text:p text:style-name="P2"><text:bookmark text:name="tw-target-text2"/>Ermöglicht Benutzern die Simulation von Netzwerkereignissen in Zeitlupe, um zu visualisieren und zu verstehen, wie Pakete durch ein Netzwerk wandern.</text:p>
      <text:p text:style-name="P5"/>
      <text:p text:style-name="P4">Ermöglicht Benutzern, ihre eigenen Modelle oder virtuellen Netzwerke zu erstellen, ihre grafischen Darstellungen anzuzeigen und ihre eigenen Datenpakete hinzuzufügen, um Netzwerke zu animieren.</text:p>
      <text:p text:style-name="P5"/>
      <text:p text:style-name="P4">Lehrer können Packet Tracer verwenden, um Aufgaben für Schüler zu entwerfen, bei denen die Schüler verschiedene Netzwerkkonfigurationen untersuchen und Fehler beheben können.</text:p>
      <text:p text:style-name="P5"/>
      <text:p text:style-name="P4">Es ist für aktives, soziales und kontextbezogenes Lernen konzipiert. Daher ist es bestrebt, ein ansprechendes, kollaboratives und lokalisiertes Bildungserlebnis zu schaffen.</text:p>
      <text:p text:style-name="P1"/>
      <text:p text:style-name="P1"/>
      <text:p text:style-name="P1"><text:soft-page-break/></text:p>
      <text:p text:style-name="Preformatted_20_Text"><text:span text:style-name="Strong_20_Emphasis"><text:span text:style-name="T13">H</text:span></text:span><text:span text:style-name="Strong_20_Emphasis"><text:span text:style-name="T11">ow Does Packet Tracer Relate to Cybersecurity?</text:span></text:span><text:span text:style-name="T12"> </text:span></text:p>
      <text:p text:style-name="P4">Cybersicherheitsanalysten können mit Packet Tracer verschiedene Netzwerkszenarien simulieren, darunter auch solche mit Cyberangriffen. Mit diesem Tool können Sie die Wirksamkeit von Sicherheitsmaßnahmen testen, Schwachstellen identifizieren, den Netzwerkverkehr analysieren und Reaktionspläne entwickeln. Darüber hinaus kann es für Schulungen und Schulungen sowie zum Entwerfen und Testen sicherer Netzwerkkonfigurationen verwendet werden. Im Allgemeinen handelt es sich um ein leistungsstarkes Tool, mit dem Netzwerkszenarien simuliert, analysiert und Schwachstellen identifiziert werden können, um wirksame Sicherheitsmaßnahmen zu entwickel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5PDroidSans" svg:font-family="H5PDroidSans, sans-serif"/>
    <style:font-face style:name="Tahoma1" svg:font-family="Tahoma"/>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M3S</meta:editing-duration>
    <meta:editing-cycles>4</meta:editing-cycles>
    <meta:generator>OpenOffice/4.1.14$Win32 OpenOffice.org_project/4114m1$Build-9811</meta:generator>
    <dc:date>2023-11-09T14:39:06.26</dc:date>
    <dc:creator>kaos sevdalisi</dc:creator>
    <meta:document-statistic meta:table-count="0" meta:image-count="0" meta:object-count="0" meta:page-count="2" meta:paragraph-count="15" meta:word-count="282" meta:character-count="2290"/>
    <meta:user-defined meta:name="Info 1"/>
    <meta:user-defined meta:name="Info 2"/>
    <meta:user-defined meta:name="Info 3"/>
    <meta:user-defined meta:name="Info 4"/>
  </office:meta>
</office:document-meta>
</file>